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officeooo:rsid="00032d4e" officeooo:paragraph-rsid="00032d4e" style:font-weight-asian="bold" style:font-weight-complex="bold"/>
    </style:style>
    <style:style style:name="P3" style:family="paragraph" style:parent-style-name="Text_20_body" style:list-style-name="L10"/>
    <style:style style:name="P4" style:family="paragraph" style:parent-style-name="Text_20_body" style:list-style-name="L20"/>
    <style:style style:name="P5" style:family="paragraph" style:parent-style-name="Text_20_body" style:list-style-name="L30"/>
    <style:style style:name="P6" style:family="paragraph" style:parent-style-name="Text_20_body" style:list-style-name="L40"/>
    <style:style style:name="P7" style:family="paragraph" style:parent-style-name="Text_20_body" style:list-style-name="L50"/>
    <style:style style:name="P8" style:family="paragraph" style:parent-style-name="Text_20_body" style:list-style-name="L60"/>
    <style:style style:name="P9" style:family="paragraph" style:parent-style-name="Text_20_body" style:list-style-name="L70"/>
    <style:style style:name="P10" style:family="paragraph" style:parent-style-name="Text_20_body" style:list-style-name="L80"/>
    <style:style style:name="P11" style:family="paragraph" style:parent-style-name="Text_20_body" style:list-style-name="L90"/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12">
      <style:paragraph-properties fo:margin-top="0cm" fo:margin-bottom="0cm" loext:contextual-spacing="false"/>
    </style:style>
    <style:style style:name="P14" style:family="paragraph" style:parent-style-name="Text_20_body" style:list-style-name="L22">
      <style:paragraph-properties fo:margin-top="0cm" fo:margin-bottom="0cm" loext:contextual-spacing="false"/>
    </style:style>
    <style:style style:name="P15" style:family="paragraph" style:parent-style-name="Text_20_body" style:list-style-name="L32">
      <style:paragraph-properties fo:margin-top="0cm" fo:margin-bottom="0cm" loext:contextual-spacing="false"/>
    </style:style>
    <style:style style:name="P16" style:family="paragraph" style:parent-style-name="Text_20_body" style:list-style-name="L42">
      <style:paragraph-properties fo:margin-top="0cm" fo:margin-bottom="0cm" loext:contextual-spacing="false"/>
    </style:style>
    <style:style style:name="P17" style:family="paragraph" style:parent-style-name="Text_20_body" style:list-style-name="L52">
      <style:paragraph-properties fo:margin-top="0cm" fo:margin-bottom="0cm" loext:contextual-spacing="false"/>
    </style:style>
    <style:style style:name="P18" style:family="paragraph" style:parent-style-name="Text_20_body" style:list-style-name="L62">
      <style:paragraph-properties fo:margin-top="0cm" fo:margin-bottom="0cm" loext:contextual-spacing="false"/>
    </style:style>
    <style:style style:name="P19" style:family="paragraph" style:parent-style-name="Text_20_body" style:list-style-name="L72">
      <style:paragraph-properties fo:margin-top="0cm" fo:margin-bottom="0cm" loext:contextual-spacing="false"/>
    </style:style>
    <style:style style:name="P20" style:family="paragraph" style:parent-style-name="Text_20_body" style:list-style-name="L82">
      <style:paragraph-properties fo:margin-top="0cm" fo:margin-bottom="0cm" loext:contextual-spacing="false"/>
    </style:style>
    <style:style style:name="P21" style:family="paragraph" style:parent-style-name="Text_20_body" style:list-style-name="L92">
      <style:paragraph-properties fo:margin-top="0cm" fo:margin-bottom="0cm" loext:contextual-spacing="false"/>
    </style:style>
    <style:style style:name="T1" style:family="text">
      <style:text-properties officeooo:rsid="00032d4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per 2</text:p>
      <text:p text:style-name="P1"><text:span text:style-name="T1">1- </text:span>Despite my seniority, loyalty and hard-work, the ------------- to the position of account manager was offered to my colleague who is often late and never meets dealines. </text:p>
      <text:list xml:id="list1748514802" text:style-name="L2">
        <text:list-header>
          <text:p text:style-name="P12"><text:span text:style-name="T1">a- </text:span> permission <text:s text:c="3"/><text:span text:style-name="T1">b-</text:span> promotion<text:bookmark text:name="Q_0_2"/> <text:s text:c="4"/><text:span text:style-name="T1">c- </text:span>divisio<text:span text:style-name="T1">n <text:s text:c="5"/>d- </text:span> submission</text:p>
        </text:list-header>
      </text:list>
      <text:list xml:id="list4022210130" text:style-name="L10">
        <text:list-header>
          <text:p text:style-name="P3"/>
          <text:p text:style-name="P3"><text:bookmark text:name="Q_1"/><text:span text:style-name="T1">2- </text:span>We couldn't enjoy our holiday because it was raining ---------------- the month.</text:p>
        </text:list-header>
      </text:list>
      <text:list xml:id="list3554084872" text:style-name="L12">
        <text:list-header>
          <text:p text:style-name="P13"><text:bookmark text:name="Q_1_01"/><text:span text:style-name="T1">a- </text:span>  during<text:bookmark text:name="Q_1_1"/> <text:s text:c="5"/><text:span text:style-name="T1">b-</text:span>  along<text:bookmark text:name="Q_1_2"/> <text:s text:c="4"/><text:span text:style-name="T1">c-</text:span>  through<text:bookmark text:name="Q_11"/><text:bookmark text:name="Q_1_3"/> <text:s text:c="4"/><text:span text:style-name="T1">d-</text:span>  in</text:p>
          <text:p text:style-name="P13"/>
        </text:list-header>
      </text:list>
      <text:list xml:id="list2198175282" text:style-name="L20">
        <text:list-header>
          <text:p text:style-name="P4"><text:bookmark text:name="Q_2"/><text:span text:style-name="T1">3- </text:span>Employees who work -------- and get good results will be awarded at the end of the year.</text:p>
        </text:list-header>
      </text:list>
      <text:list xml:id="list2298378750" text:style-name="L22">
        <text:list-header>
          <text:p text:style-name="P14"><text:span text:style-name="T1">a- </text:span> hardly<text:bookmark text:name="Q_2_1"/> <text:s text:c="4"/><text:span text:style-name="T1">b- </text:span>hardest<text:bookmark text:name="Q_2_2"/> <text:s text:c="6"/><text:span text:style-name="T1">c- </text:span>hard<text:bookmark text:name="Q_21"/><text:bookmark text:name="Q_2_3"/> <text:s text:c="5"/><text:span text:style-name="T1">d- </text:span>hardestly</text:p>
          <text:p text:style-name="P14"/>
        </text:list-header>
      </text:list>
      <text:list xml:id="list1861446293" text:style-name="L30">
        <text:list-header>
          <text:p text:style-name="P5"><text:bookmark text:name="Q_3"/><text:span text:style-name="T1">4- </text:span>I am ------------------ to apply for the position of systems and network admin in your company. </text:p>
        </text:list-header>
      </text:list>
      <text:list xml:id="list650811070" text:style-name="L32">
        <text:list-header>
          <text:p text:style-name="P15"><text:span text:style-name="T1">a- </text:span> respected<text:bookmark text:name="Q_3_1"/> <text:s text:c="4"/><text:span text:style-name="T1">b- </text:span>expressed <text:s text:c="5"/><text:span text:style-name="T1">c- </text:span> pleased <text:s text:c="5"/><text:span text:style-name="T1">d- </text:span> pleasure</text:p>
          <text:p text:style-name="P15"/>
        </text:list-header>
      </text:list>
      <text:list xml:id="list38252351" text:style-name="L40">
        <text:list-header>
          <text:p text:style-name="P6"><text:bookmark text:name="Q_4"/><text:span text:style-name="T1">5- </text:span>When I wanted to --------------------- my duties after an extended sick leave, I was informed that I should look for work in another department, which I refused.</text:p>
        </text:list-header>
      </text:list>
      <text:list xml:id="list215454979" text:style-name="L42">
        <text:list-header>
          <text:p text:style-name="P16"><text:bookmark text:name="Q_4_01"/><text:span text:style-name="T1">a- </text:span>  withdraw <text:s text:c="4"/><text:span text:style-name="T1">b- </text:span> functio<text:bookmark text:name="Q_4_2"/><text:span text:style-name="T1">n <text:s text:c="3"/>c- </text:span>  resume <text:s text:c="5"/><text:span text:style-name="T1">d-</text:span> gather</text:p>
          <text:p text:style-name="P16"/>
        </text:list-header>
      </text:list>
      <text:list xml:id="list1297476024" text:style-name="L50">
        <text:list-header>
          <text:p text:style-name="P7"><text:bookmark text:name="Q_5"/><text:span text:style-name="T1">6- </text:span>If I can be of any further -------------------- please feel free to contact me by e-mail or phone.</text:p>
        </text:list-header>
      </text:list>
      <text:list xml:id="list4096170281" text:style-name="L52">
        <text:list-header>
          <text:p text:style-name="P17"><text:bookmark text:name="Q_5_01"/><text:span text:style-name="T1">a- </text:span>assist <text:s text:c="5"/><text:span text:style-name="T1">b-</text:span> assistance <text:s text:c="4"/><text:span text:style-name="T1">c-</text:span> assisted<text:bookmark text:name="Q_51"/><text:bookmark text:name="Q_5_3"/> <text:s text:c="5"/><text:span text:style-name="T1">d- </text:span>assisting</text:p>
          <text:p text:style-name="P17"/>
        </text:list-header>
      </text:list>
      <text:list xml:id="list1753837840" text:style-name="L60">
        <text:list-header>
          <text:p text:style-name="P8"><text:bookmark text:name="Q_6"/><text:span text:style-name="T1">7- </text:span>We are pleased to announce that we owe our recent change in --------------- to the new marketing strategies proposed by our new marketing manager.</text:p>
        </text:list-header>
      </text:list>
      <text:list xml:id="list861041783" text:style-name="L62">
        <text:list-header>
          <text:p text:style-name="P18"><text:span text:style-name="T1">a- </text:span> profitable <text:s text:c="4"/><text:span text:style-name="T1">b-</text:span> profited <text:s text:c="4"/><text:span text:style-name="T1">c- </text:span> profitability<text:bookmark text:name="Q_61"/><text:bookmark text:name="Q_6_3"/> <text:s text:c="5"/><text:span text:style-name="T1">d- </text:span>to profit</text:p>
          <text:p text:style-name="P18"/>
        </text:list-header>
      </text:list>
      <text:list xml:id="list4012668545" text:style-name="L70">
        <text:list-header>
          <text:p text:style-name="P9"><text:bookmark text:name="Q_7"/><text:span text:style-name="T1">8- </text:span>Neither blue collar --------------- white collar employees will be able to exercise any rights under the new policy. </text:p>
        </text:list-header>
      </text:list>
      <text:list xml:id="list1064964109" text:style-name="L72">
        <text:list-header>
          <text:p text:style-name="P19"><text:span text:style-name="T1">a- </text:span> yet <text:s text:c="4"/><text:span text:style-name="T1">b- </text:span> and <text:s text:c="5"/><text:span text:style-name="T1">c- </text:span> nor <text:s text:c="4"/><text:span text:style-name="T1">d-</text:span> or</text:p>
          <text:p text:style-name="P19"/>
        </text:list-header>
      </text:list>
      <text:list xml:id="list2855933658" text:style-name="L80">
        <text:list-header>
          <text:p text:style-name="P10"><text:bookmark text:name="Q_8"/><text:span text:style-name="T1">9- </text:span>According to the sales rep, the new machines are easy to maintain and require --------------------- repairs.</text:p>
        </text:list-header>
      </text:list>
      <text:list xml:id="list2358173925" text:style-name="L82">
        <text:list-header>
          <text:p text:style-name="P20"><text:span text:style-name="T1">a- </text:span> often <text:s text:c="4"/><text:span text:style-name="T1">b- </text:span> any<text:bookmark text:name="Q_8_2"/> <text:s text:c="5"/><text:span text:style-name="T1">c- </text:span>fe<text:bookmark text:name="Q_81"/><text:bookmark text:name="Q_8_3"/>w <text:s text:c="7"/><text:span text:style-name="T1">d- </text:span>little</text:p>
          <text:p text:style-name="P20"/>
        </text:list-header>
      </text:list>
      <text:list xml:id="list1009962513" text:style-name="L90">
        <text:list-header>
          <text:p text:style-name="P11"><text:bookmark text:name="Q_9"/><text:span text:style-name="T1">10- </text:span>At last, after three-hour discussion the board have agreed ------------- a plan to open a new subsidiary in South Corea. </text:p>
        </text:list-header>
      </text:list>
      <text:list xml:id="list4141991149" text:style-name="L92">
        <text:list-header>
          <text:p text:style-name="P21"><text:span text:style-name="T1">a- </text:span> from<text:bookmark text:name="Q_9_1"/> <text:s text:c="5"/><text:span text:style-name="T1">b- </text:span>for  <text:s text:c="5"/><text:span text:style-name="T1">c- </text:span>by <text:s text:c="6"/><text:span text:style-name="T1">d-</text:span> upon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30:30.678000000</meta:creation-date>
    <meta:print-date>2017-10-23T13:37:10.186000000</meta:print-date>
    <dc:date>2017-10-23T13:37:45.338000000</dc:date>
    <meta:editing-duration>PT7M15S</meta:editing-duration>
    <meta:editing-cycles>1</meta:editing-cycles>
    <meta:document-statistic meta:table-count="0" meta:image-count="0" meta:object-count="0" meta:page-count="1" meta:paragraph-count="30" meta:word-count="316" meta:character-count="1823" meta:non-whitespace-character-count="1388"/>
    <meta:generator>LibreOffice/5.3.5.2$Windows_x86 LibreOffice_project/50d9bf2b0a79cdb85a3814b592608037a682059d</meta:generator>
  </office:meta>
</office:document-meta>
</file>